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11-1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OURTH SERMON (11:1-12: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FOURTH SERMON (11:1-12:1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ovenant (11:1-1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covenant (11:1-13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Past covenant (11:1-8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Past covenant (11:1-8)<text:s text:c="1"/></text:span><text:span text:style-name="a514" text:class-names=""/></text:p>
          </draw:text-box>
          <svg:title/>
          <svg:desc/>
        </draw:frame>
        <draw:frame draw:id="id97" presentation:style-name="a529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reminder (11:1-7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jection (11:8a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results (11:8b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5" draw:style-name="a530" draw:master-page-name="Master1-Layout12-tx-Title-and-Text" presentation:presentation-page-layout-name="Master1-PPL12" draw:id="Slide-260">
        <draw:frame draw:id="id98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The covenant (11:1-13)<text:s text:c="1"/></text:span><text:span text:style-name="a532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Past covenant (11:1-8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Present covenant (11:9-1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FOURTH SERMON (11:1-12:17)<text:s text:c="1"/></text:span><text:span text:style-name="a547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covenant (11:1-13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command (11:14-1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conspiracy (11:18-23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conspiracy (11:18-23)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ot against Jeremiah (11:18-1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rayer by Jeremiah (11:2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romise to Jeremiah (11:21-2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FOURTH SERMON (11:1-12:17)<text:s text:c="1"/></text:span><text:span text:style-name="a583" text:class-names=""/></text:p>
          </draw:text-box>
          <svg:title/>
          <svg:desc/>
        </draw:frame>
        <draw:frame draw:id="id105" presentation:style-name="a604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covenant (11:1-13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command (11:14-1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conspiracy (11:18-2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mplaint (12:1-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chastening (12:5-1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9" draw:style-name="a605" draw:master-page-name="Master1-Layout12-tx-Title-and-Text" presentation:presentation-page-layout-name="Master1-PPL12" draw:id="Slide-264">
        <draw:frame draw:id="id106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chastening (12:5-14)<text:s text:c="1"/></text:span><text:span text:style-name="a607" text:class-names=""/></text:p>
          </draw:text-box>
          <svg:title/>
          <svg:desc/>
        </draw:frame>
        <draw:frame draw:id="id107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Of Jeremiah (12:5-6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Of Judah (12:7-14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0" draw:style-name="a620" draw:master-page-name="Master1-Layout12-tx-Title-and-Text" presentation:presentation-page-layout-name="Master1-PPL12" draw:id="Slide-265">
        <draw:frame draw:id="id108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FOURTH SERMON (11:1-12:17)<text:s text:c="1"/></text:span><text:span text:style-name="a622" text:class-names=""/></text:p>
          </draw:text-box>
          <svg:title/>
          <svg:desc/>
        </draw:frame>
        <draw:frame draw:id="id109" presentation:style-name="a646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covenant (11:1-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command (11:14-17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conspiracy (11:18-2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mplaint (12:1-4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chastening (12:5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compassion (12:15-1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0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JEREMIAH 11-15<text:s text:c="1"/></text:span><text:span text:style-name="a649" text:class-names=""/></text:p>
          </draw:text-box>
          <svg:title/>
          <svg:desc/>
        </draw:frame>
        <draw:frame draw:id="id111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FOURTH SERMON (11:1-12:1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FIFTH SERMON (13:1-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2" draw:style-name="a662" draw:master-page-name="Master1-Layout1-title-Title-Slide" presentation:presentation-page-layout-name="Master1-PPL1" draw:id="Slide-267">
        <draw:frame draw:id="id112" presentation:style-name="a666" draw:name="Title 1" svg:x="1.38in" svg:y="0.83in" svg:width="10.3in" svg:height="4.42in" presentation:class="title" presentation:placeholder="false">
          <draw:text-box>
            <text:p text:style-name="a665" text:class-names="" text:cond-style-name=""><text:span text:style-name="a663" text:class-names="">FIFTH SERMON (13:1-27)<text:s text:c="1"/></text:span><text:span text:style-name="a664" text:class-names=""/></text:p>
          </draw:text-box>
          <svg:title/>
          <svg:desc/>
        </draw:frame>
        <draw:frame draw:id="id113" presentation:style-name="a671" draw:name="Subtitle 2" svg:x="1.38in" svg:y="5.25in" svg:width="10.3in" svg:height="1.85in" presentation:class="subtitle" presentation:placeholder="false">
          <draw:text-box>
            <text:p text:style-name="a668" text:class-names="" text:cond-style-name=""><text:span text:style-name="a667" text:class-names=""><text:s text:c="1"/>The instructions (13:1-7)<text:s text:c="1"/></text:span></text:p>
            <text:p text:style-name="a670" text:class-names="" text:cond-style-name=""><text:span text:style-name="a669" text:class-names=""/></text:p>
          </draw:text-box>
          <svg:title/>
          <svg:desc/>
        </draw:frame>
      </draw:page>
      <draw:page draw:name="Slide13" draw:style-name="a672" draw:master-page-name="Master1-Layout12-tx-Title-and-Text" presentation:presentation-page-layout-name="Master1-PPL12" draw:id="Slide-268">
        <draw:frame draw:id="id114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instructions (13:1-7)<text:s text:c="1"/></text:span><text:span text:style-name="a674" text:class-names=""/></text:p>
          </draw:text-box>
          <svg:title/>
          <svg:desc/>
        </draw:frame>
        <draw:frame draw:id="id115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order (13:1-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outcome (3: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4" draw:style-name="a687" draw:master-page-name="Master1-Layout12-tx-Title-and-Text" presentation:presentation-page-layout-name="Master1-PPL12" draw:id="Slide-269">
        <draw:frame draw:id="id116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FIFTH SERMON (13:1-27)<text:s text:c="1"/></text:span><text:span text:style-name="a689" text:class-names=""/></text:p>
          </draw:text-box>
          <svg:title/>
          <svg:desc/>
        </draw:frame>
        <draw:frame draw:id="id117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instructions (13:1-7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illustration (13:8-1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invitation (13:15-2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2-tx-Title-and-Text" presentation:presentation-page-layout-name="Master1-PPL12" draw:id="Slide-270">
        <draw:frame draw:id="id118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invitation (13:15-27)<text:s text:c="1"/></text:span><text:span text:style-name="a707" text:class-names=""/></text:p>
          </draw:text-box>
          <svg:title/>
          <svg:desc/>
        </draw:frame>
        <draw:frame draw:id="id119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Jeremiah's plea (13:15-2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udah's problem (13:23-27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6" draw:style-name="a720" draw:master-page-name="Master1-Layout12-tx-Title-and-Text" presentation:presentation-page-layout-name="Master1-PPL12" draw:id="Slide-271">
        <draw:frame draw:id="id120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FIFTH SERMON (13:1-27)<text:s text:c="1"/></text:span><text:span text:style-name="a722" text:class-names=""/></text:p>
          </draw:text-box>
          <svg:title/>
          <svg:desc/>
        </draw:frame>
        <draw:frame draw:id="id121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instructions (13:1-7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illustration (13:8-14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invitation (13:15-27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2-tx-Title-and-Text" presentation:presentation-page-layout-name="Master1-PPL12" draw:id="Slide-272">
        <draw:frame draw:id="id122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JEREMIAH 11-15<text:s text:c="1"/></text:span><text:span text:style-name="a740" text:class-names=""/></text:p>
          </draw:text-box>
          <svg:title/>
          <svg:desc/>
        </draw:frame>
        <draw:frame draw:id="id123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FOURTH SERMON (11:1-12:1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FIFTH SERMON (13:1-27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SIXTH SERMON (14:1-15:21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8" draw:style-name="a756" draw:master-page-name="Master1-Layout1-title-Title-Slide" presentation:presentation-page-layout-name="Master1-PPL1" draw:id="Slide-273">
        <draw:frame draw:id="id124" presentation:style-name="a760" draw:name="Title 1" svg:x="1.38in" svg:y="0.83in" svg:width="10.3in" svg:height="4.42in" presentation:class="title" presentation:placeholder="false">
          <draw:text-box>
            <text:p text:style-name="a759" text:class-names="" text:cond-style-name=""><text:span text:style-name="a757" text:class-names="">SIXTH SERMON (14:1-15:21)<text:s text:c="1"/></text:span><text:span text:style-name="a758" text:class-names=""/></text:p>
          </draw:text-box>
          <svg:title/>
          <svg:desc/>
        </draw:frame>
        <draw:frame draw:id="id125" presentation:style-name="a765" draw:name="Subtitle 2" svg:x="1.38in" svg:y="5.25in" svg:width="10.3in" svg:height="1.85in" presentation:class="subtitle" presentation:placeholder="false">
          <draw:text-box>
            <text:p text:style-name="a762" text:class-names="" text:cond-style-name=""><text:span text:style-name="a761" text:class-names=""><text:s text:c="1"/>Jehovah and Judah (14:1-10)<text:s text:c="1"/></text:span></text:p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19" draw:style-name="a766" draw:master-page-name="Master1-Layout12-tx-Title-and-Text" presentation:presentation-page-layout-name="Master1-PPL12" draw:id="Slide-274">
        <draw:frame draw:id="id126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Jehovah and Judah (14:1-10)<text:s text:c="1"/></text:span><text:span text:style-name="a768" text:class-names=""/></text:p>
          </draw:text-box>
          <svg:title/>
          <svg:desc/>
        </draw:frame>
        <draw:frame draw:id="id127" presentation:style-name="a783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suffering (14:1-6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supplication (14:7-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sinfulness (14:10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0" draw:style-name="a784" draw:master-page-name="Master1-Layout12-tx-Title-and-Text" presentation:presentation-page-layout-name="Master1-PPL12" draw:id="Slide-275">
        <draw:frame draw:id="id128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SIXTH SERMON (14:1-15:21)<text:s text:c="1"/></text:span><text:span text:style-name="a786" text:class-names=""/></text:p>
          </draw:text-box>
          <svg:title/>
          <svg:desc/>
        </draw:frame>
        <draw:frame draw:id="id129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Jehovah and Judah (14:1-10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Jehovah and Jeremiah (14:11-15:21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1" draw:style-name="a799" draw:master-page-name="Master1-Layout13-twoColTx-Title-and-2-Column-Text" presentation:presentation-page-layout-name="Master1-PPL13" draw:id="Slide-276">
        <draw:frame draw:id="id130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<text:s text:c="1"/>Jehovah and Jeremiah (14:11-15:21):<text:s text:c="1"/></text:span><text:span text:style-name="a801" text:class-names=""/></text:p>
          </draw:text-box>
          <svg:title/>
          <svg:desc/>
        </draw:frame>
        <draw:frame draw:id="id131" presentation:style-name="a819" draw:name="Text Placeholder 2" svg:x="1.38021in" svg:y="2in" svg:width="4.61632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God (14:11-12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Jeremiah (14:13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God (14:14-16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Jeremiah (14:17-22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  <draw:frame draw:id="id132" presentation:style-name="a838" draw:name="Text Placeholder 3" svg:x="6.16319in" svg:y="2in" svg:width="4.61632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God (15:1-9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eremiah (15:10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God (15:11-1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Jeremiah (15:15-18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God (15:19-21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draw:page>
      <draw:page draw:name="Slide22" draw:style-name="a839" draw:master-page-name="Master1-Layout12-tx-Title-and-Text" presentation:presentation-page-layout-name="Master1-PPL12" draw:id="Slide-277">
        <draw:frame draw:id="id133" presentation:style-name="a843" draw:name="Title 1" svg:x="1.38in" svg:y="0.4in" svg:width="10.6in" svg:height="1.44965in" presentation:class="title" presentation:placeholder="false">
          <draw:text-box>
            <text:p text:style-name="a842" text:class-names="" text:cond-style-name=""><text:span text:style-name="a840" text:class-names="">SIXTH SERMON (14:1-15:21)<text:s text:c="1"/></text:span><text:span text:style-name="a841" text:class-names=""/></text:p>
          </draw:text-box>
          <svg:title/>
          <svg:desc/>
        </draw:frame>
        <draw:frame draw:id="id134" presentation:style-name="a853" draw:name="Text Placeholder 2" svg:x="1.38in" svg:y="2in" svg:width="9.4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<text:s text:c="1"/>Jehovah and Judah (14:1-10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Jehovah and Jeremiah (14:11-15:21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3" draw:style-name="a854" draw:master-page-name="Master1-Layout12-tx-Title-and-Text" presentation:presentation-page-layout-name="Master1-PPL12" draw:id="Slide-278">
        <draw:frame draw:id="id135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JEREMIAH 11-15<text:s text:c="1"/></text:span><text:span text:style-name="a856" text:class-names=""/></text:p>
          </draw:text-box>
          <svg:title/>
          <svg:desc/>
        </draw:frame>
        <draw:frame draw:id="id136" presentation:style-name="a871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FOURTH SERMON (11:1-12:1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FIFTH SERMON (13:1-27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SIXTH SERMON (14:1-15:21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1-15 </dc:title>
    <meta:initial-creator>David STRICKLAND</meta:initial-creator>
    <dc:creator>David STRICKLAND</dc:creator>
    <meta:creation-date>2020-02-22T17:33:01Z</meta:creation-date>
    <dc:date>2020-02-22T17:33:01Z</dc:date>
    <meta:template xlink:href="BibleStudy" xlink:type="simple"/>
    <meta:editing-cycles>1</meta:editing-cycles>
    <meta:editing-duration>PT0S</meta:editing-duration>
    <meta:document-statistic meta:paragraph-count="86" meta:word-count="485"/>
  </office:meta>
</office:document-meta>
</file>